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62d1" officeooo:paragraph-rsid="001262d1"/>
    </style:style>
    <style:style style:name="P2" style:family="paragraph" style:parent-style-name="Standard">
      <style:text-properties officeooo:rsid="0013a073" officeooo:paragraph-rsid="0013a073"/>
    </style:style>
    <style:style style:name="P3" style:family="paragraph" style:parent-style-name="Standard">
      <style:text-properties officeooo:rsid="00158a05" officeooo:paragraph-rsid="00158a05"/>
    </style:style>
    <style:style style:name="P4" style:family="paragraph" style:parent-style-name="Standard">
      <style:text-properties officeooo:rsid="0016af73" officeooo:paragraph-rsid="0016af73"/>
    </style:style>
    <style:style style:name="P5" style:family="paragraph" style:parent-style-name="Standard">
      <style:text-properties officeooo:rsid="0018ad66" officeooo:paragraph-rsid="0018ad66"/>
    </style:style>
    <style:style style:name="P6" style:family="paragraph" style:parent-style-name="Standard">
      <style:text-properties officeooo:rsid="001d6e66" officeooo:paragraph-rsid="001d6e66"/>
    </style:style>
    <style:style style:name="P7" style:family="paragraph" style:parent-style-name="Standard">
      <style:text-properties officeooo:rsid="002162c7" officeooo:paragraph-rsid="002162c7"/>
    </style:style>
    <style:style style:name="P8" style:family="paragraph" style:parent-style-name="Standard">
      <style:text-properties officeooo:rsid="00230ad2" officeooo:paragraph-rsid="00230ad2"/>
    </style:style>
    <style:style style:name="P9" style:family="paragraph" style:parent-style-name="Standard">
      <style:text-properties officeooo:paragraph-rsid="00294989"/>
    </style:style>
    <style:style style:name="P10" style:family="paragraph" style:parent-style-name="Standard">
      <style:text-properties officeooo:rsid="00344755" officeooo:paragraph-rsid="00344755"/>
    </style:style>
    <style:style style:name="P11" style:family="paragraph" style:parent-style-name="Standard">
      <style:text-properties officeooo:rsid="0035a1ee" officeooo:paragraph-rsid="0035a1ee"/>
    </style:style>
    <style:style style:name="P12" style:family="paragraph" style:parent-style-name="Standard">
      <style:text-properties officeooo:rsid="003b3b54" officeooo:paragraph-rsid="003b3b54"/>
    </style:style>
    <style:style style:name="P13" style:family="paragraph" style:parent-style-name="Standard">
      <style:text-properties officeooo:rsid="003b3b54" officeooo:paragraph-rsid="00474eea"/>
    </style:style>
    <style:style style:name="P14" style:family="paragraph" style:parent-style-name="Standard">
      <style:text-properties officeooo:rsid="0051e926" officeooo:paragraph-rsid="0051e926"/>
    </style:style>
    <style:style style:name="P15" style:family="paragraph" style:parent-style-name="Standard">
      <style:text-properties officeooo:rsid="00536e00" officeooo:paragraph-rsid="00536e00"/>
    </style:style>
    <style:style style:name="P16" style:family="paragraph" style:parent-style-name="Standard">
      <style:text-properties fo:font-size="16pt" officeooo:rsid="001262d1" officeooo:paragraph-rsid="001262d1" style:font-size-asian="16pt" style:font-size-complex="16pt"/>
    </style:style>
    <style:style style:name="P17" style:family="paragraph" style:parent-style-name="Standard">
      <style:text-properties fo:font-size="16pt" officeooo:rsid="0013a073" officeooo:paragraph-rsid="0013a073" style:font-size-asian="16pt" style:font-size-complex="16pt"/>
    </style:style>
    <style:style style:name="P18" style:family="paragraph" style:parent-style-name="Standard">
      <style:text-properties fo:font-size="16pt" officeooo:rsid="00158a05" officeooo:paragraph-rsid="00158a05" style:font-size-asian="16pt" style:font-size-complex="16pt"/>
    </style:style>
    <style:style style:name="P19" style:family="paragraph" style:parent-style-name="Standard">
      <style:text-properties fo:font-size="16pt" officeooo:rsid="00158a05" officeooo:paragraph-rsid="00481e69" style:font-size-asian="16pt" style:font-size-complex="16pt"/>
    </style:style>
    <style:style style:name="P20" style:family="paragraph" style:parent-style-name="Standard">
      <style:text-properties fo:font-size="16pt" officeooo:rsid="004a59f5" officeooo:paragraph-rsid="004a59f5" style:font-size-asian="16pt" style:font-size-complex="16pt"/>
    </style:style>
    <style:style style:name="P21" style:family="paragraph" style:parent-style-name="Standard">
      <style:text-properties fo:font-size="16pt" officeooo:rsid="004c39ca" officeooo:paragraph-rsid="004c39ca" style:font-size-asian="16pt" style:font-size-complex="16pt"/>
    </style:style>
    <style:style style:name="P22" style:family="paragraph" style:parent-style-name="Standard">
      <style:text-properties fo:font-size="16pt" officeooo:rsid="0051e926" officeooo:paragraph-rsid="0051e926" style:font-size-asian="16pt" style:font-size-complex="16pt"/>
    </style:style>
    <style:style style:name="P23" style:family="paragraph" style:parent-style-name="Standard">
      <style:text-properties fo:font-size="16pt" officeooo:rsid="00536e00" officeooo:paragraph-rsid="00536e00" style:font-size-asian="16pt" style:font-size-complex="16pt"/>
    </style:style>
    <style:style style:name="P24" style:family="paragraph" style:parent-style-name="Standard">
      <style:text-properties fo:font-size="16pt" officeooo:rsid="0015a1c2" officeooo:paragraph-rsid="0015a1c2" style:font-size-asian="16pt" style:font-size-complex="16pt"/>
    </style:style>
    <style:style style:name="P25" style:family="paragraph" style:parent-style-name="Standard">
      <style:text-properties fo:font-size="16pt" officeooo:rsid="0016af73" officeooo:paragraph-rsid="0016af73" style:font-size-asian="16pt" style:font-size-complex="16pt"/>
    </style:style>
    <style:style style:name="P26" style:family="paragraph" style:parent-style-name="Standard">
      <style:text-properties fo:font-size="16pt" officeooo:rsid="0018ad66" officeooo:paragraph-rsid="0018ad66" style:font-size-asian="16pt" style:font-size-complex="16pt"/>
    </style:style>
    <style:style style:name="P27" style:family="paragraph" style:parent-style-name="Standard">
      <style:text-properties fo:font-size="16pt" officeooo:rsid="002c483b" officeooo:paragraph-rsid="002c483b" style:font-size-asian="16pt" style:font-size-complex="16pt"/>
    </style:style>
    <style:style style:name="P28" style:family="paragraph" style:parent-style-name="Standard">
      <style:text-properties fo:font-size="16pt" officeooo:rsid="001a62ba" officeooo:paragraph-rsid="001a62ba" style:font-size-asian="16pt" style:font-size-complex="16pt"/>
    </style:style>
    <style:style style:name="P29" style:family="paragraph" style:parent-style-name="Standard">
      <style:text-properties fo:font-size="16pt" officeooo:rsid="001d6e66" officeooo:paragraph-rsid="001d6e66" style:font-size-asian="16pt" style:font-size-complex="16pt"/>
    </style:style>
    <style:style style:name="P30" style:family="paragraph" style:parent-style-name="Standard">
      <style:text-properties fo:font-size="16pt" officeooo:rsid="002162c7" officeooo:paragraph-rsid="002162c7" style:font-size-asian="16pt" style:font-size-complex="16pt"/>
    </style:style>
    <style:style style:name="P31" style:family="paragraph" style:parent-style-name="Standard">
      <style:text-properties fo:font-size="16pt" officeooo:rsid="00230ad2" officeooo:paragraph-rsid="00230ad2" style:font-size-asian="16pt" style:font-size-complex="16pt"/>
    </style:style>
    <style:style style:name="P32" style:family="paragraph" style:parent-style-name="Standard">
      <style:text-properties fo:font-size="16pt" officeooo:rsid="0030e45d" officeooo:paragraph-rsid="0030e45d" style:font-size-asian="16pt" style:font-size-complex="16pt"/>
    </style:style>
    <style:style style:name="P33" style:family="paragraph" style:parent-style-name="Standard">
      <style:text-properties fo:font-size="16pt" officeooo:rsid="00344755" officeooo:paragraph-rsid="00344755" style:font-size-asian="16pt" style:font-size-complex="16pt"/>
    </style:style>
    <style:style style:name="P34" style:family="paragraph" style:parent-style-name="Standard">
      <style:text-properties fo:font-size="16pt" officeooo:rsid="0035a1ee" officeooo:paragraph-rsid="0035a1ee" style:font-size-asian="16pt" style:font-size-complex="16pt"/>
    </style:style>
    <style:style style:name="P35" style:family="paragraph" style:parent-style-name="Standard">
      <style:text-properties fo:font-size="16pt" officeooo:rsid="003b3b54" officeooo:paragraph-rsid="003b3b54" style:font-size-asian="16pt" style:font-size-complex="16pt"/>
    </style:style>
    <style:style style:name="P36" style:family="paragraph" style:parent-style-name="Standard">
      <style:text-properties fo:font-size="16pt" officeooo:rsid="003b3b54" officeooo:paragraph-rsid="00474eea" style:font-size-asian="16pt" style:font-size-complex="16pt"/>
    </style:style>
    <style:style style:name="P37" style:family="paragraph" style:parent-style-name="Standard">
      <style:text-properties fo:font-size="16pt" officeooo:rsid="003e82dd" officeooo:paragraph-rsid="003e82dd" style:font-size-asian="16pt" style:font-size-complex="16pt"/>
    </style:style>
    <style:style style:name="P38" style:family="paragraph" style:parent-style-name="Standard">
      <style:text-properties fo:font-size="16pt" officeooo:rsid="00457ec1" officeooo:paragraph-rsid="00457ec1" style:font-size-asian="16pt" style:font-size-complex="16pt"/>
    </style:style>
    <style:style style:name="P39" style:family="paragraph" style:parent-style-name="Standard">
      <style:text-properties fo:font-size="16pt" officeooo:rsid="005745a5" officeooo:paragraph-rsid="00457ec1" style:font-size-asian="16pt" style:font-size-complex="16pt"/>
    </style:style>
    <style:style style:name="P40" style:family="paragraph" style:parent-style-name="Standard">
      <style:text-properties fo:font-size="16pt" officeooo:rsid="005745a5" officeooo:paragraph-rsid="005745a5" style:font-size-asian="16pt" style:font-size-complex="16pt"/>
    </style:style>
    <style:style style:name="P41" style:family="paragraph" style:parent-style-name="Standard">
      <style:text-properties fo:font-size="16pt" officeooo:rsid="005abc1a" officeooo:paragraph-rsid="005abc1a" style:font-size-asian="16pt" style:font-size-complex="16pt"/>
    </style:style>
    <style:style style:name="P42" style:family="paragraph" style:parent-style-name="Standard">
      <style:text-properties fo:font-size="16pt" officeooo:rsid="005c7286" officeooo:paragraph-rsid="005c7286" style:font-size-asian="16pt" style:font-size-complex="16pt"/>
    </style:style>
    <style:style style:name="P43" style:family="paragraph" style:parent-style-name="Standard">
      <style:text-properties fo:font-size="16pt" officeooo:rsid="005da85e" officeooo:paragraph-rsid="005da85e" style:font-size-asian="16pt" style:font-size-complex="16pt"/>
    </style:style>
    <style:style style:name="P44" style:family="paragraph" style:parent-style-name="Standard">
      <style:text-properties fo:font-size="16pt" officeooo:rsid="005f4dfe" officeooo:paragraph-rsid="005f4dfe" style:font-size-asian="16pt" style:font-size-complex="16pt"/>
    </style:style>
    <style:style style:name="P45" style:family="paragraph" style:parent-style-name="Standard">
      <style:text-properties fo:font-size="16pt" officeooo:rsid="005f8579" officeooo:paragraph-rsid="005f8579" style:font-size-asian="16pt" style:font-size-complex="16pt"/>
    </style:style>
    <style:style style:name="P46" style:family="paragraph" style:parent-style-name="Standard">
      <style:text-properties fo:font-size="16pt" officeooo:rsid="0060800c" officeooo:paragraph-rsid="0060800c" style:font-size-asian="16pt" style:font-size-complex="16pt"/>
    </style:style>
    <style:style style:name="P47" style:family="paragraph" style:parent-style-name="Standard">
      <style:text-properties officeooo:rsid="001a62ba" officeooo:paragraph-rsid="001a62ba"/>
    </style:style>
    <style:style style:name="P48" style:family="paragraph" style:parent-style-name="Standard">
      <style:text-properties officeooo:rsid="005abc1a" officeooo:paragraph-rsid="005abc1a"/>
    </style:style>
    <style:style style:name="P4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loext:opacity="100%"/>
    </style:style>
    <style:style style:name="P50" style:family="paragraph" style:parent-style-name="Preformatted_20_Text">
      <style:text-properties fo:font-size="16pt" officeooo:rsid="0018ad66" officeooo:paragraph-rsid="0018ad66" style:font-size-asian="16pt" style:font-size-complex="16pt"/>
    </style:style>
    <style:style style:name="P51" style:family="paragraph" style:parent-style-name="Preformatted_20_Text">
      <style:text-properties fo:font-size="16pt" officeooo:rsid="0060800c" officeooo:paragraph-rsid="0060800c" style:font-size-asian="16pt" style:font-size-complex="16pt"/>
    </style:style>
    <style:style style:name="P52" style:family="paragraph" style:parent-style-name="Preformatted_20_Text">
      <style:paragraph-properties fo:margin-top="0in" fo:margin-bottom="0.1965in" style:contextual-spacing="false"/>
    </style:style>
    <style:style style:name="P53" style:family="paragraph" style:parent-style-name="Preformatted_20_Text">
      <style:paragraph-properties fo:margin-top="0in" fo:margin-bottom="0.1965in" style:contextual-spacing="false"/>
      <style:text-properties officeooo:paragraph-rsid="004d30d0"/>
    </style:style>
    <style:style style:name="P54" style:family="paragraph" style:parent-style-name="Preformatted_20_Text">
      <loext:graphic-properties draw:fill="solid" draw:fill-color="#ffffff" draw:opacity="100%"/>
      <style:paragraph-properties fo:margin-top="0in" fo:margin-bottom="0.1965in" style:contextual-spacing="false" fo:background-color="#ffffff"/>
    </style:style>
    <style:style style:name="P55" style:family="paragraph" style:parent-style-name="Preformatted_20_Text">
      <style:paragraph-properties fo:margin-top="0in" fo:margin-bottom="0.1965in" style:contextual-spacing="false"/>
      <style:text-properties officeooo:paragraph-rsid="004d5889"/>
    </style:style>
    <style:style style:name="P56" style:family="paragraph" style:parent-style-name="Text_20_body">
      <style:paragraph-properties fo:margin-top="0in" fo:margin-bottom="0.1965in" style:contextual-spacing="false"/>
      <style:text-properties officeooo:paragraph-rsid="004d5889"/>
    </style:style>
    <style:style style:name="P57" style:family="paragraph" style:parent-style-name="List_20_Heading">
      <style:paragraph-properties fo:margin-top="0in" fo:margin-bottom="0.1965in" style:contextual-spacing="false"/>
      <style:text-properties fo:font-size="16pt" style:font-size-asian="16pt" style:font-size-complex="16pt"/>
    </style:style>
    <style:style style:name="P58" style:family="paragraph" style:parent-style-name="Preformatted_20_Text">
      <style:paragraph-properties fo:margin-left="0.3937in" fo:margin-right="0in" fo:margin-top="0in" fo:margin-bottom="0.1965in" style:contextual-spacing="false" fo:text-indent="0in" style:auto-text-indent="false"/>
    </style:style>
    <style:style style:name="P59" style:family="paragraph" style:parent-style-name="Text_20_body">
      <style:text-properties fo:font-size="16pt" style:font-size-asian="16pt" style:font-size-complex="16pt"/>
    </style:style>
    <style:style style:name="P60" style:family="paragraph" style:parent-style-name="Text_20_body">
      <style:text-properties fo:font-size="16pt" officeooo:rsid="004c39ca" officeooo:paragraph-rsid="004c39ca" style:font-size-asian="16pt" style:font-size-complex="16pt"/>
    </style:style>
    <style:style style:name="P61" style:family="paragraph" style:parent-style-name="Standard">
      <style:text-properties fo:font-size="16pt" officeooo:rsid="001262d1" officeooo:paragraph-rsid="001262d1" style:font-size-asian="16pt" style:font-size-complex="16pt"/>
    </style:style>
    <style:style style:name="P62" style:family="paragraph" style:parent-style-name="Standard">
      <style:text-properties fo:font-size="16pt" officeooo:rsid="005f8579" officeooo:paragraph-rsid="005f8579" style:font-size-asian="16pt" style:font-size-complex="16pt"/>
    </style:style>
    <style:style style:name="P63" style:family="paragraph" style:parent-style-name="Standard">
      <style:text-properties fo:font-size="16pt" officeooo:rsid="00646e70" officeooo:paragraph-rsid="00646e70" style:font-size-asian="16pt" style:font-size-complex="16pt"/>
    </style:style>
    <style:style style:name="P64" style:family="paragraph" style:parent-style-name="Standard">
      <style:text-properties fo:font-size="16pt" officeooo:rsid="00646e70" officeooo:paragraph-rsid="006797cc" style:font-size-asian="16pt" style:font-size-complex="16pt"/>
    </style:style>
    <style:style style:name="T1" style:family="text">
      <style:text-properties officeooo:rsid="001262d1"/>
    </style:style>
    <style:style style:name="T2" style:family="text">
      <style:text-properties officeooo:rsid="00158a05"/>
    </style:style>
    <style:style style:name="T3" style:family="text">
      <style:text-properties officeooo:rsid="0049f648"/>
    </style:style>
    <style:style style:name="T4" style:family="text">
      <style:text-properties fo:color="#000000" loext:opacity="100%" fo:font-size="16pt" style:font-size-asian="16pt" style:font-size-complex="16pt"/>
    </style:style>
    <style:style style:name="T5" style:family="text">
      <style:text-properties fo:color="#000000" loext:opacity="100%" fo:font-size="16pt" officeooo:rsid="004d30d0" style:font-size-asian="16pt" style:font-size-complex="16pt"/>
    </style:style>
    <style:style style:name="T6" style:family="text">
      <style:text-properties fo:color="#a31515" loext:opacity="100%" fo:font-size="16pt" style:font-size-asian="16pt" style:font-size-complex="16pt"/>
    </style:style>
    <style:style style:name="T7" style:family="text">
      <style:text-properties fo:color="#008000" loext:opacity="100%" fo:font-size="16pt" style:font-size-asian="16pt" style:font-size-complex="16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6pt" officeooo:rsid="004d30d0" style:font-size-asian="16pt" style:font-size-complex="16pt"/>
    </style:style>
    <style:style style:name="T10" style:family="text">
      <style:text-properties fo:font-size="16pt" officeooo:rsid="004d5889" style:font-size-asian="16pt" style:font-size-complex="16pt"/>
    </style:style>
    <style:style style:name="T11" style:family="text">
      <style:text-properties fo:font-size="16pt" officeooo:rsid="00230ad2" style:font-size-asian="16pt" style:font-size-complex="16pt"/>
    </style:style>
    <style:style style:name="T12" style:family="text">
      <style:text-properties fo:font-size="16pt" officeooo:rsid="00270778" style:font-size-asian="16pt" style:font-size-complex="16pt"/>
    </style:style>
    <style:style style:name="T13" style:family="text">
      <style:text-properties fo:font-size="16pt" officeooo:rsid="00294989" style:font-size-asian="16pt" style:font-size-complex="16pt"/>
    </style:style>
    <style:style style:name="T14" style:family="text">
      <style:text-properties officeooo:rsid="00646e7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Environment For Developer in Ubuntu</text:p>
      <text:p text:style-name="P16"/>
      <text:p text:style-name="P16">LEMP (Linux , Nginx, Mysql , PHP)</text:p>
      <text:p text:style-name="P16"/>
      <text:p text:style-name="P16">sudo apt-get update</text:p>
      <text:p text:style-name="P16"/>
      <text:p text:style-name="P16">sudo apt-get upgrade</text:p>
      <text:p text:style-name="P16"/>
      <text:p text:style-name="P16">sudo apt-get install zip unzip git</text:p>
      <text:p text:style-name="P16"/>
      <text:p text:style-name="P16">sudo apt-get install -y software-properties-common python-software-properties</text:p>
      <text:p text:style-name="P16"/>
      <text:p text:style-name="P16">sudo add-apt-respository ppa:ondrej/php</text:p>
      <text:p text:style-name="P16"/>
      <text:p text:style-name="P16">sudo apt-get update</text:p>
      <text:p text:style-name="P16"/>
      <text:p text:style-name="P16">sudo apt-get install -y php7.4-fpm</text:p>
      <text:p text:style-name="P16"/>
      <text:p text:style-name="P16">(PHP Extensions for Laravel )</text:p>
      <text:p text:style-name="P16"/>
      <text:p text:style-name="P16">sudo apt-get install -y php7.4-mbstring</text:p>
      <text:p text:style-name="P16"/>
      <text:p text:style-name="P16">sudo apt-get install -y php7.4-xml</text:p>
      <text:p text:style-name="P16"/>
      <text:p text:style-name="P16">sudo apt-get install -y php7.4-zip</text:p>
      <text:p text:style-name="P16"/>
      <text:p text:style-name="P16">sudo apt-get install -y php7.4-mysql</text:p>
      <text:p text:style-name="P16"/>
      <text:p text:style-name="P16">sudo apt-get install -y php7.4-curl</text:p>
      <text:p text:style-name="P16"/>
      <text:p text:style-name="P16">(For Nginx)</text:p>
      <text:p text:style-name="P16"/>
      <text:p text:style-name="P16">sudo apt-get install -y nginx</text:p>
      <text:p text:style-name="P16"/>
      <text:p text:style-name="P16">(or)</text:p>
      <text:p text:style-name="P16"><text:soft-page-break/>sudo apt-get install -y apache2 (For apache2 in LAMP)</text:p>
      <text:p text:style-name="P16"/>
      <text:p text:style-name="P16">(For Mysql)</text:p>
      <text:p text:style-name="P16"/>
      <text:p text:style-name="P16">sudo apt-get install -y mysql-server mysql-common mysql-client</text:p>
      <text:p text:style-name="P16"/>
      <text:p text:style-name="P16">(After installing)</text:p>
      <text:p text:style-name="P16">စမ်းသပ်ကြည်ရန်</text:p>
      <text:p text:style-name="P16">sudo mysql -uroot (or) mysql -uroot</text:p>
      <text:p text:style-name="P16"/>
      <text:p text:style-name="P16">sudo ပါမှ ရလျှင် password အတွက် ပြန်ပြင်ရမည်။</text:p>
      <text:p text:style-name="P16"/>
      <text:p text:style-name="P16">sudo mysql -uroot</text:p>
      <text:p text:style-name="P16">USE <text:s/>mysql;</text:p>
      <text:p text:style-name="P17">ALTER USER ‘root’@’localhost’ IDENTIFIED WITH mysql_native_password BY ‘newpassword’;</text:p>
      <text:p text:style-name="P17">exit;</text:p>
      <text:p text:style-name="P17"/>
      <text:p text:style-name="P17">sudo service mysql restart</text:p>
      <text:p text:style-name="P17"/>
      <text:p text:style-name="P17">mysql -uroot -pnewpassword <text:s/></text:p>
      <text:p text:style-name="P17"/>
      <text:p text:style-name="P2"><text:span text:style-name="T8"><text:s/>(from ask ubuntu “ERROR 1698 (28000): Access denied for user </text:span><text:a xlink:type="simple" xlink:href="mailto:root@locahost" text:style-name="Internet_20_link" text:visited-style-name="Visited_20_Internet_20_Link"><text:span text:style-name="T8">root@locahost</text:span></text:a><text:span text:style-name="T8"> )</text:span></text:p>
      <text:p text:style-name="P17"/>
      <text:p text:style-name="P17">(For composer to install laravel)</text:p>
      <text:p text:style-name="P17"/>
      <text:p text:style-name="P17"><text:span text:style-name="T1">sudo apt-get install </text:span>curl</text:p>
      <text:p text:style-name="P17"/>
      <text:p text:style-name="P2"><text:span text:style-name="T8">sudo curl -sS </text:span><text:a xlink:type="simple" xlink:href="https://getcomposer.org/installer" text:style-name="Internet_20_link" text:visited-style-name="Visited_20_Internet_20_Link"><text:span text:style-name="T8">https://getcomposer.org/installer</text:span></text:a><text:span text:style-name="T8"> | php</text:span></text:p>
      <text:p text:style-name="P17"/>
      <text:p text:style-name="P17">sudo mv composer.phar <text:s/>/usr/local/bin/composer</text:p>
      <text:p text:style-name="P17"/>
      <text:p text:style-name="P17">composer လုပ်တာအဆင်ပြေမပြေစစ်ချင်ရင် dirတွေပြောင်းပြီး composer ခေါ်ပြီးစစ်ကြည့်နိုင်သည်</text:p>
      <text:p text:style-name="P17"/>
      <text:p text:style-name="P17"><text:soft-page-break/>(Installing laravel )</text:p>
      <text:p text:style-name="P17"/>
      <text:p text:style-name="P17">composer global require laravel/installer</text:p>
      <text:p text:style-name="P17"/>
      <text:p text:style-name="P17">ပြီးရင် laravel ဘယ်မှာရှိလဲစစ်ကြည့်ဖို့အတွက်</text:p>
      <text:p text:style-name="P17"/>
      <text:p text:style-name="P17">cd ~/.config/composer/vendor/bin <text:s/>or cd ~/.composer/vendor/bin ရိုက်ပြီး laravel ဘယ်မှာရှိသလဲစစ်နိုင်သည်။</text:p>
      <text:p text:style-name="P17"/>
      <text:p text:style-name="P17">laravel လိုက်ရိုက်ကြည့်တဲ့အခါ command not found သာတွေ့နိုင်မည်။ ဖြေရှင်းရန်အတွက်</text:p>
      <text:p text:style-name="P17"/>
      <text:p text:style-name="P17">sudo gedit ~/.bash_profile</text:p>
      <text:p text:style-name="P17"/>
      <text:p text:style-name="P17">export P<text:span text:style-name="T2">ATH=~/.config/composer/vendor/bin:$PATH <text:s/>(or)</text:span></text:p>
      <text:p text:style-name="P18">export PATH=~/.composer/vendor/bin:$PATH</text:p>
      <text:p text:style-name="P18"/>
      <text:p text:style-name="P19">ဆိုပြီး laravel ရှိရာ dir ကို export <text:s/>လုပ်ပေးရမည်။ </text:p>
      <text:p text:style-name="P19"/>
      <text:p text:style-name="P19">အလုပ်လုပ်ရန်အတွက် source ~/.bash_profile <text:s/><text:span text:style-name="T3">command runပေးရမယ်</text:span></text:p>
      <text:p text:style-name="P19"/>
      <text:p text:style-name="P19">၎င်းနောက် laravel ခေါ်ပြီး စစ်ဆေးနိုင်သည်။</text:p>
      <text:p text:style-name="P19"/>
      <text:p text:style-name="P20">(Code Editors)</text:p>
      <text:p text:style-name="P20"/>
      <text:p text:style-name="P20">Sublime-text</text:p>
      <text:p text:style-name="P20">sudo snap install sublime-text –classic</text:p>
      <text:p text:style-name="P20"/>
      <text:p text:style-name="P21">OR</text:p>
      <text:p text:style-name="P21">***</text:p>
      <text:p text:style-name="P60">Install the GPG key: </text:p>
      <text:p text:style-name="P52"><text:span text:style-name="Source_20_Text"><text:span text:style-name="T8">wget -qO - https://download.sublimetext.com/sublimehq-pub.gpg | sudo apt-key add -</text:span></text:span></text:p>
      <text:p text:style-name="P60"><text:soft-page-break/>Ensure apt is set up to work with https sources: </text:p>
      <text:p text:style-name="P52"><text:span text:style-name="Source_20_Text"><text:span text:style-name="T8">sudo apt-get install apt-transport-https</text:span></text:span></text:p>
      <text:p text:style-name="P59">Select the channel to use: </text:p>
      <text:p text:style-name="P57">Stable </text:p>
      <text:p text:style-name="P58"><text:span text:style-name="Source_20_Text"><text:span text:style-name="T8">echo "deb https://download.sublimetext.com/ apt/stable/" | sudo tee /etc/apt/sources.list.d/sublime-text.list</text:span></text:span></text:p>
      <text:p text:style-name="P57">Dev </text:p>
      <text:p text:style-name="P58"><text:span text:style-name="Source_20_Text"><text:span text:style-name="T8">echo "deb https://download.sublimetext.com/ apt/dev/" | sudo tee /etc/apt/sources.list.d/sublime-text.list</text:span></text:span></text:p>
      <text:p text:style-name="P59">Update apt sources and install Sublime Text </text:p>
      <text:p text:style-name="Preformatted_20_Text"><text:span text:style-name="Source_20_Text"><text:span text:style-name="T8">sudo apt-get update</text:span></text:span></text:p>
      <text:p text:style-name="P52"><text:span text:style-name="Source_20_Text"><text:span text:style-name="T8">sudo apt-get install sublime-text</text:span></text:span></text:p>
      <text:p text:style-name="P52"><text:span text:style-name="Source_20_Text"><text:span text:style-name="T8">******</text:span></text:span></text:p>
      <text:p text:style-name="P52"><text:span text:style-name="Source_20_Text"><text:span text:style-name="T8"/></text:span></text:p>
      <text:p text:style-name="P53"><text:span text:style-name="Source_20_Text"><text:span text:style-name="T9">Visual Code</text:span></text:span></text:p>
      <text:p text:style-name="P53"><text:span text:style-name="Source_20_Text"><text:span text:style-name="T5">sudo snap install --classic code</text:span></text:span></text:p>
      <text:p text:style-name="P55"><text:span text:style-name="Source_20_Text"><text:span text:style-name="T10">OR</text:span></text:span></text:p>
      <text:p text:style-name="P55"><text:span text:style-name="Source_20_Text"><text:span text:style-name="T10">****</text:span></text:span></text:p>
      <text:p text:style-name="P56"><text:span text:style-name="Source_20_Text"><text:span text:style-name="T10">The repository and key can also be installed manually with the following script:</text:span></text:span></text:p>
      <text:p text:style-name="P49"><text:span text:style-name="Source_20_Text"><text:span text:style-name="T8">wget -qO- https://packages.microsoft.com/keys/microsoft.asc | gpg --dearmor &gt; packages.microsoft.gpg</text:span></text:span></text:p>
      <text:p text:style-name="P49"><text:soft-page-break/><text:span text:style-name="Source_20_Text"><text:span text:style-name="T8">sudo install -o root -g root -m 644 packages.microsoft.gpg /etc/apt/trusted.gpg.d/</text:span></text:span></text:p>
      <text:p text:style-name="P49"><text:span text:style-name="Source_20_Text"><text:span text:style-name="T8"/></text:span></text:p>
      <text:p text:style-name="P54"><text:span text:style-name="Source_20_Text"><text:span text:style-name="T4">sudo sh -c </text:span></text:span><text:span text:style-name="Source_20_Text"><text:span text:style-name="T6">'echo "deb [arch=amd64 signed-by=/etc/apt/trusted.gpg.d/packages.microsoft.gpg] https://packages.microsoft.com/repos/vscode stable main" &gt; /etc/apt/sources.list.d/vscode.list'</text:span></text:span></text:p>
      <text:p text:style-name="P59">Then update the package cache and install the package using:</text:p>
      <text:p text:style-name="P49"><text:span text:style-name="Source_20_Text"><text:span text:style-name="T8">sudo apt-get install apt-transport-https</text:span></text:span></text:p>
      <text:p text:style-name="P49"><text:span text:style-name="Source_20_Text"><text:span text:style-name="T8">sudo apt-get update</text:span></text:span></text:p>
      <text:p text:style-name="P54"><text:span text:style-name="Source_20_Text"><text:span text:style-name="T4">sudo apt-get install code </text:span></text:span><text:span text:style-name="Source_20_Text"><text:span text:style-name="T7"># or code-insiders</text:span></text:span></text:p>
      <text:p text:style-name="P59"><text:bookmark text:name="_rhel-fedora-and-centos-based-distributions"/></text:p>
      <text:p text:style-name="P55"><text:span text:style-name="Source_20_Text"><text:span text:style-name="T10">*****</text:span></text:span></text:p>
      <text:p text:style-name="P22">PHP MY ADMIN</text:p>
      <text:p text:style-name="P22"/>
      <text:p text:style-name="P22">sudo apt-get update</text:p>
      <text:p text:style-name="P22">sudo apt-get install phpmyadmin</text:p>
      <text:p text:style-name="P22"/>
      <text:p text:style-name="P14"><text:a xlink:type="simple" xlink:href="https://www.digitalocean.com/community/tutorials/how-to-install-and-secure-phpmyadmin-with-nginx-on-ubuntu-16-04" text:style-name="Internet_20_link" text:visited-style-name="Visited_20_Internet_20_Link"><text:span text:style-name="T8">https://www.digitalocean.com/community/tutorials/how-to-install-and-secure-phpmyadmin-with-nginx-on-ubuntu-16-04</text:span></text:a></text:p>
      <text:p text:style-name="P22"/>
      <text:p text:style-name="P23">NO PASSWORD IN PHPMYADMIN</text:p>
      <text:p text:style-name="P23"/>
      <text:p text:style-name="P15"><text:a xlink:type="simple" xlink:href="https://serverfault.com/questions/144095/phpmyadmin-on-ubuntu-lamp-login-without-a-password-is-forbidden-by-configurat" text:style-name="Internet_20_link" text:visited-style-name="Visited_20_Internet_20_Link"><text:span text:style-name="T8">https://serverfault.com/questions/144095/phpmyadmin-on-ubuntu-lamp-login-without-a-password-is-forbidden-by-configurat</text:span></text:a></text:p>
      <text:p text:style-name="P23"/>
      <text:p text:style-name="P23"/>
      <text:p text:style-name="P22"/>
      <text:p text:style-name="P22">POSTMAN</text:p>
      <text:p text:style-name="P22">sudo snap install postman</text:p>
      <text:p text:style-name="P20"/>
      <text:p text:style-name="P20"/>
      <text:p text:style-name="P18"/>
      <text:p text:style-name="P24"><text:soft-page-break/>(Myanmar Keyboard)</text:p>
      <text:p text:style-name="P24"/>
      <text:p text:style-name="P4"><text:a xlink:type="simple" xlink:href="https://github.com/naingyeminn/mm-kb" text:style-name="Internet_20_link" text:visited-style-name="Visited_20_Internet_20_Link"><text:span text:style-name="T8">https://github.com/naingyeminn/mm-kb</text:span></text:a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6">No wifi adaptor found Error</text:p>
      <text:p text:style-name="P26"/>
      <text:p text:style-name="P50">sudo apt install linux-generic-hwe-18.04</text:p>
      <text:p text:style-name="P27">And then reboot</text:p>
      <text:p text:style-name="P26"/>
      <text:p text:style-name="P5"><text:a xlink:type="simple" xlink:href="http://ubuntuhandbook.org/index.php/2018/08/no-wifi-adapter-found-hp-laptops-ubuntu-18-04/" text:style-name="Internet_20_link" text:visited-style-name="Visited_20_Internet_20_Link"><text:span text:style-name="T8">http://ubuntuhandbook.org/index.php/2018/08/no-wifi-adapter-found-hp-laptops-ubuntu-18-04/</text:span></text:a></text:p>
      <text:p text:style-name="P26"/>
      <text:p text:style-name="P26"/>
      <text:p text:style-name="P28">Heroku app deploy</text:p>
      <text:p text:style-name="P28"/>
      <text:p text:style-name="P47"><text:a xlink:type="simple" xlink:href="https://www.youtube.com/watch?v=MxfxiR8TVNU" text:style-name="Internet_20_link" text:visited-style-name="Visited_20_Internet_20_Link"><text:span text:style-name="T8">https://www.youtube.com/watch?v=MxfxiR8TVNU</text:span></text:a></text:p>
      <text:p text:style-name="P28"/>
      <text:p text:style-name="P41">Heroku app deploy Laravel</text:p>
      <text:p text:style-name="P48"><text:a xlink:type="simple" xlink:href="https://appdividend.com/2018/04/17/how-to-deploy-laravel-project-on-heroku/" text:style-name="Internet_20_link" text:visited-style-name="Visited_20_Internet_20_Link"><text:span text:style-name="T8">https://appdividend.com/2018/04/17/how-to-deploy-laravel-project-on-heroku/</text:span></text:a></text:p>
      <text:p text:style-name="P48"><text:a xlink:type="simple" xlink:href="https://dev.to/jsafe00/deploy-laravel-application-with-database-to-heroku-l50" text:style-name="Internet_20_link" text:visited-style-name="Visited_20_Internet_20_Link"><text:span text:style-name="T8">https://dev.to/jsafe00/deploy-laravel-application-with-database-to-heroku-l50</text:span></text:a></text:p>
      <text:p text:style-name="P48"><text:a xlink:type="simple" xlink:href="https://medium.com/@juangsalazprabowo/how-to-deploy-a-laravel-app-into-heroku-df55efbf8e4e" text:style-name="Internet_20_link" text:visited-style-name="Visited_20_Internet_20_Link"><text:span text:style-name="T8">https://medium.com/@juangsalazprabowo/how-to-deploy-a-laravel-app-into-heroku-df55efbf8e4e</text:span></text:a></text:p>
      <text:p text:style-name="P48"><text:a xlink:type="simple" xlink:href="https://stackoverflow.com/questions/31665706/laravel-localhost-works-but-heroku-gives-500-error" text:style-name="Internet_20_link" text:visited-style-name="Visited_20_Internet_20_Link"><text:span text:style-name="T8">https://stackoverflow.com/questions/31665706/laravel-localhost-works-but-heroku-gives-500-error</text:span></text:a><text:span text:style-name="T8"> (500 <text:s/>Server Error)</text:span></text:p>
      <text:p text:style-name="P41"/>
      <text:p text:style-name="P41">https://stackoverflow.com/questions/44564962/laravel-5-4-the-only-supported-ciphers-are-aes-128-cbc-and-aes-256-cbc-with-th/44565236</text:p>
      <text:p text:style-name="P28"/>
      <text:p text:style-name="P29">Zoom Installation </text:p>
      <text:p text:style-name="P29"><text:soft-page-break/></text:p>
      <text:p text:style-name="P6"><text:a xlink:type="simple" xlink:href="https://linuxhint.com/install_zoom_ubuntu/" text:style-name="Internet_20_link" text:visited-style-name="Visited_20_Internet_20_Link"><text:span text:style-name="T8">https://linuxhint.com/install_zoom_ubuntu/</text:span></text:a></text:p>
      <text:p text:style-name="P29">https://zoom.us/download?os=linux</text:p>
      <text:p text:style-name="P25"/>
      <text:p text:style-name="P25"/>
      <text:p text:style-name="P30">Wifi Hostpot Error</text:p>
      <text:p text:style-name="P30"/>
      <text:p text:style-name="P7"><text:a xlink:type="simple" xlink:href="https://askubuntu.com/questions/1236823/system-policy-prohibits-use-as-a-hotspot-when-trying-to-turn-on-wifi-hotspot" text:style-name="Internet_20_link" text:visited-style-name="Visited_20_Internet_20_Link"><text:span text:style-name="T8">https://askubuntu.com/questions/1236823/system-policy-prohibits-use-as-a-hotspot-when-trying-to-turn-on-wifi-hotspot</text:span></text:a></text:p>
      <text:p text:style-name="P30"/>
      <text:p text:style-name="P31">Screen Sharing or Screen Mirror in ubuntu</text:p>
      <text:p text:style-name="P31"/>
      <text:p text:style-name="P31">with USB </text:p>
      <text:p text:style-name="P31"/>
      <text:p text:style-name="P31">$ sudo apt install scrcpy</text:p>
      <text:p text:style-name="P31">$ sudo apt install adb</text:p>
      <text:p text:style-name="P31">$ sudo apt-get install android-sdk-platform-tools-common</text:p>
      <text:p text:style-name="P31"/>
      <text:p text:style-name="P31">Connect usb debug &gt; usb file transfer</text:p>
      <text:p text:style-name="P31"/>
      <text:p text:style-name="P31">$scrcpy</text:p>
      <text:p text:style-name="P31"/>
      <text:p text:style-name="P31">With wifi</text:p>
      <text:p text:style-name="P31">$ adb kill-server</text:p>
      <text:p text:style-name="P31">$ adb start-server</text:p>
      <text:p text:style-name="P31">$ adb tcpip 5555</text:p>
      <text:p text:style-name="P9"><text:span text:style-name="T11">$ adb connect ip_address (See About Phone&gt; status&gt; Ip address <text:s/></text:span><text:span text:style-name="T12">or $~ adb devices </text:span><text:span text:style-name="T13">or </text:span><text:span text:style-name="Source_20_Text"><text:span text:style-name="T8">adb shell ip addr show wlan0</text:span></text:span><text:span text:style-name="T11">)</text:span></text:p>
      <text:p text:style-name="P31"/>
      <text:p text:style-name="P8"><text:a xlink:type="simple" xlink:href="https://www.omgubuntu.co.uk/2019/07/scrcpy-mirror-android-to-ubuntu-linux" text:style-name="Internet_20_link" text:visited-style-name="Visited_20_Internet_20_Link"><text:span text:style-name="T8">https://www.omgubuntu.co.uk/2019/07/scrcpy-mirror-android-to-ubuntu-linux</text:span></text:a></text:p>
      <text:p text:style-name="P8"><text:a xlink:type="simple" xlink:href="https://developer.android.com/studio/command-line/adb.html#Enabling" text:style-name="Internet_20_link" text:visited-style-name="Visited_20_Internet_20_Link"><text:span text:style-name="T8">https://developer.android.com/studio/command-line/adb.html#Enabling</text:span></text:a></text:p>
      <text:p text:style-name="P8"><text:a xlink:type="simple" xlink:href="https://github.com/Genymobile/scrcpy" text:style-name="Internet_20_link" text:visited-style-name="Visited_20_Internet_20_Link"><text:span text:style-name="T8">https://github.com/Genymobile/scrcpy</text:span></text:a></text:p>
      <text:p text:style-name="P8"><text:a xlink:type="simple" xlink:href="https://github.com/Genymobile/scrcpy/issues/185" text:style-name="Internet_20_link" text:visited-style-name="Visited_20_Internet_20_Link"><text:span text:style-name="T8">https://github.com/Genymobile/scrcpy/issues/185</text:span></text:a></text:p>
      <text:p text:style-name="P8"><text:a xlink:type="simple" xlink:href="https://developer.android.com/studio/run/device" text:style-name="Internet_20_link" text:visited-style-name="Visited_20_Internet_20_Link"><text:span text:style-name="T8">https://developer.android.com/studio/run/device</text:span></text:a></text:p>
      <text:p text:style-name="P8"><text:soft-page-break/><text:a xlink:type="simple" xlink:href="https://stackoverflow.com/questions/33462720/adb-unable-to-connect-to-192-168-1-105555" text:style-name="Internet_20_link" text:visited-style-name="Visited_20_Internet_20_Link"><text:span text:style-name="T8">https://stackoverflow.com/questions/33462720/adb-unable-to-connect-to-192-168-1-105555</text:span></text:a></text:p>
      <text:p text:style-name="P31"/>
      <text:p text:style-name="P30"/>
      <text:p text:style-name="P32">FTP</text:p>
      <text:p text:style-name="P30">https://www.computernetworkingnotes.com/linux-tutorials/how-to-install-filezilla-ftp-client-in-ubuntu.html</text:p>
      <text:p text:style-name="P18"/>
      <text:p text:style-name="P3"><text:a xlink:type="simple" xlink:href="https://numato.com/blog/how-to-install-putty-on-linux/" text:style-name="Internet_20_link" text:visited-style-name="Visited_20_Internet_20_Link"><text:span text:style-name="T8">https://numato.com/blog/how-to-install-putty-on-linux/</text:span></text:a></text:p>
      <text:p text:style-name="P18"/>
      <text:p text:style-name="P3"><text:a xlink:type="simple" xlink:href="https://www.digitalocean.com/community/tutorials/how-to-set-up-apache-virtual-hosts-on-ubuntu-16-04" text:style-name="Internet_20_link" text:visited-style-name="Visited_20_Internet_20_Link"><text:span text:style-name="T8">https://www.digitalocean.com/community/tutorials/how-to-set-up-apache-virtual-hosts-on-ubuntu-16-04</text:span></text:a></text:p>
      <text:p text:style-name="P18"/>
      <text:p text:style-name="P33">MYSQL</text:p>
      <text:p text:style-name="P10"><text:a xlink:type="simple" xlink:href="https://medium.com/@alef.duarte/cant-connect-to-local-mysql-server-through-socket-var-run-mysqld-mysqld-sock-155d580f3a06" text:style-name="Internet_20_link" text:visited-style-name="Visited_20_Internet_20_Link"><text:span text:style-name="T8">https://medium.com/@alef.duarte/cant-connect-to-local-mysql-server-through-socket-var-run-mysqld-mysqld-sock-155d580f3a06</text:span></text:a></text:p>
      <text:p text:style-name="P33"/>
      <text:p text:style-name="P34">PHP code Does not run error</text:p>
      <text:p text:style-name="P11"><text:a xlink:type="simple" xlink:href="https://askubuntu.com/questions/840737/after-lamp-install-cant-run-php-scripts-on-localhost" text:style-name="Internet_20_link" text:visited-style-name="Visited_20_Internet_20_Link"><text:span text:style-name="T8">https://askubuntu.com/questions/840737/after-lamp-install-cant-run-php-scripts-on-localhost</text:span></text:a></text:p>
      <text:p text:style-name="P11"><text:a xlink:type="simple" xlink:href="https://askubuntu.com/questions/451708/php-script-not-executing-on-apache-server" text:style-name="Internet_20_link" text:visited-style-name="Visited_20_Internet_20_Link"><text:span text:style-name="T8">https://askubuntu.com/questions/451708/php-script-not-executing-on-apache-server</text:span></text:a></text:p>
      <text:p text:style-name="P34"/>
      <text:p text:style-name="P34"/>
      <text:p text:style-name="P35">For Larvel ON server</text:p>
      <text:p text:style-name="P12"><text:a xlink:type="simple" xlink:href="https://devdojo.com/bobbyiliev/laravel-app-on-digital-ocean-ubuntu-1904-droplet-step-by-step-guide" text:style-name="Internet_20_link" text:visited-style-name="Visited_20_Internet_20_Link"><text:span text:style-name="T8">https://devdojo.com/bobbyiliev/laravel-app-on-digital-ocean-ubuntu-1904-droplet-step-by-step-guide</text:span></text:a><text:span text:style-name="T8"><text:tab/></text:span></text:p>
      <text:p text:style-name="P13"><text:a xlink:type="simple" xlink:href="https://askubuntu.com/questions/256013/apache-error-could-not-reliably-determine-the-servers-fully-qualified-domain-n" text:style-name="Internet_20_link" text:visited-style-name="Visited_20_Internet_20_Link"><text:span text:style-name="T8">https://askubuntu.com/questions/256013/apache-error-could-not-reliably-determine-the-servers-fully-qualified-domain-n</text:span></text:a></text:p>
      <text:p text:style-name="P36"/>
      <text:p text:style-name="P36">https://dev.to/rizwan_saquib/how-to-create-lamp-stack-with-laravel-on-digital-ocean-server<text:tab/><text:tab/></text:p>
      <text:p text:style-name="P17"/>
      <text:p text:style-name="P2"><text:a xlink:type="simple" xlink:href="https://www.digitalocean.com/community/tutorials/how-to-deploy-a-laravel-application-with-nginx-on-ubuntu-16-04" text:style-name="Internet_20_link" text:visited-style-name="Visited_20_Internet_20_Link"><text:span text:style-name="T8">https://www.digitalocean.com/community/tutorials/how-to-deploy-a-laravel-application-with-nginx-on-ubuntu-16-04</text:span></text:a></text:p>
      <text:p text:style-name="P17"/>
      <text:p text:style-name="P2"><text:soft-page-break/><text:a xlink:type="simple" xlink:href="https://medium.com/@franciscojbarrera/how-to-deploy-laravel-on-digital-ocean-lamp-e69046906fe" text:style-name="Internet_20_link" text:visited-style-name="Visited_20_Internet_20_Link"><text:span text:style-name="T8">https://medium.com/@franciscojbarrera/how-to-deploy-laravel-on-digital-ocean-lamp-e69046906fe</text:span></text:a></text:p>
      <text:p text:style-name="P17"/>
      <text:p text:style-name="P2"><text:a xlink:type="simple" xlink:href="https://dev.to/rizwan_saquib/how-to-create-lamp-stack-with-laravel-on-digital-ocean-server" text:style-name="Internet_20_link" text:visited-style-name="Visited_20_Internet_20_Link"><text:span text:style-name="T8">https://dev.to/rizwan_saquib/how-to-create-lamp-stack-with-laravel-on-digital-ocean-server</text:span></text:a></text:p>
      <text:p text:style-name="P17"/>
      <text:p text:style-name="P2"><text:a xlink:type="simple" xlink:href="https://scotch.io/tutorials/deploying-laravel-to-digitalocean" text:style-name="Internet_20_link" text:visited-style-name="Visited_20_Internet_20_Link"><text:span text:style-name="T8">https://scotch.io/tutorials/deploying-laravel-to-digitalocean</text:span></text:a></text:p>
      <text:p text:style-name="P17"/>
      <text:p text:style-name="P2"><text:a xlink:type="simple" xlink:href="https://devdojo.com/bobbyiliev/laravel-app-on-digital-ocean-ubuntu-1904-droplet-step-by-step-guide#install-laravel" text:style-name="Internet_20_link" text:visited-style-name="Visited_20_Internet_20_Link"><text:span text:style-name="T8">https://devdojo.com/bobbyiliev/laravel-app-on-digital-ocean-ubuntu-1904-droplet-step-by-step-guide#install-laravel</text:span></text:a></text:p>
      <text:p text:style-name="P17"/>
      <text:p text:style-name="P17"/>
      <text:p text:style-name="P17"/>
      <text:p text:style-name="P37">ssh connection refused</text:p>
      <text:p text:style-name="P37">https://askubuntu.com/questions/673597/ssh-connect-to-host-127-0-0-1-port-2222-connection-refused</text:p>
      <text:p text:style-name="P17"/>
      <text:p text:style-name="P17"/>
      <text:p text:style-name="P16"/>
      <text:p text:style-name="P1"><text:a xlink:type="simple" xlink:href="https://askubuntu.com/questions/256013/apache-error-could-not-reliably-determine-the-servers-fully-qualified-domain-n" text:style-name="Internet_20_link" text:visited-style-name="Visited_20_Internet_20_Link"><text:span text:style-name="T8">https://askubuntu.com/questions/256013/apache-error-could-not-reliably-determine-the-servers-fully-qualified-domain-n</text:span></text:a></text:p>
      <text:p text:style-name="P16"/>
      <text:p text:style-name="P16"/>
      <text:p text:style-name="P38">PHPMYadmin</text:p>
      <text:p text:style-name="P38">mysqli_real_connect(): (HY000/1698): Access denied for user 'root'@'localhost' Error</text:p>
      <text:p text:style-name="P38"/>
      <text:p text:style-name="P39"/>
      <text:p text:style-name="P40">Bash Script</text:p>
      <text:p text:style-name="P40"><text:a xlink:type="simple" xlink:href="https://www.cyberciti.biz/faq/run-execute-sh-shell-script/" text:style-name="Internet_20_link" text:visited-style-name="Visited_20_Internet_20_Link">https://www.cyberciti.biz/faq/run-execute-sh-shell-script/</text:a></text:p>
      <text:p text:style-name="P40"/>
      <text:p text:style-name="P40">chmod -x script-name.sh</text:p>
      <text:p text:style-name="P40">./script-name.sh</text:p>
      <text:p text:style-name="P40"/>
      <text:p text:style-name="P40"/>
      <text:p text:style-name="P42">nordvpn</text:p>
      <text:p text:style-name="P42"><text:soft-page-break/>https://support.nordvpn.com/Connectivity/Linux/1325531132/Installing-and-using-NordVPN-on-Debian-Ubuntu-Elementary-OS-and-Linux-Mint.htm</text:p>
      <text:p text:style-name="P40"/>
      <text:p text:style-name="P43">H3ll0$w337</text:p>
      <text:p text:style-name="P43"/>
      <text:p text:style-name="P44">sudo apt-get update </text:p>
      <text:p text:style-name="P44">( Could not get lock /var/lib/apt/lists/lock. It is held by process 31130 (packagekitd) )</text:p>
      <text:p text:style-name="P45">Solution: kill process_id</text:p>
      <text:p text:style-name="P45">eg: kill 31130</text:p>
      <text:p text:style-name="P45"/>
      <text:p text:style-name="P45"/>
      <text:p text:style-name="P46">External Harddisk Mounting Error</text:p>
      <text:p text:style-name="P51">sudo ntfsfix /dev/sda1</text:p>
      <text:p text:style-name="P45"><text:a xlink:type="simple" xlink:href="https://superuser.com/questions/694004/error-mounting-external-hard-drive" text:style-name="Internet_20_link" text:visited-style-name="Visited_20_Internet_20_Link">https://superuser.com/questions/694004/error-mounting-external-hard-drive</text:a></text:p>
      <text:p text:style-name="P45"><text:a xlink:type="simple" xlink:href="https://forum.peppermintos.com/index.php?topic=5813.0" text:style-name="Internet_20_link" text:visited-style-name="Visited_20_Internet_20_Link">https://forum.peppermintos.com/index.php?topic=5813.0</text:a></text:p>
      <text:p text:style-name="P45"><text:a xlink:type="simple" xlink:href="https://ubuntuforums.org/showthread.php?t=1849755" text:style-name="Internet_20_link" text:visited-style-name="Visited_20_Internet_20_Link">https://ubuntuforums.org/showthread.php?t=1849755</text:a></text:p>
      <text:p text:style-name="P45"/>
      <text:p text:style-name="P63">100 Days Python</text:p>
      <text:p text:style-name="P64"><text:a xlink:type="simple" xlink:href="https://mega.nz/folder/3dkS2bDK#gYMtinIWJaX" text:style-name="Internet_20_link" text:visited-style-name="Visited_20_Internet_20_Link">https://mega.nz/folder/3dkS2bDK#gYMtinIWJaX</text:a></text:p>
      <text:p text:style-name="P64"><text:a xlink:type="simple" xlink:href="https://mega.nz/folder/3dkS2bDK#gYMtinIWJaXsFfVJErcZYA/folder/KN91DQKZ" text:style-name="Internet_20_link" text:visited-style-name="Visited_20_Internet_20_Link">sFfVJErcZYA/folder/KN91DQKZ</text:a></text:p>
      <text:p text:style-name="P6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5-05T20:49:07.205176545</meta:creation-date>
    <dc:date>2021-06-02T08:41:13.457992476</dc:date>
    <meta:editing-duration>P1DT13H46M24S</meta:editing-duration>
    <meta:editing-cycles>43</meta:editing-cycles>
    <meta:generator>LibreOffice/7.0.3.1$Linux_X86_64 LibreOffice_project/00$Build-1</meta:generator>
    <meta:document-statistic meta:table-count="0" meta:image-count="0" meta:object-count="0" meta:page-count="10" meta:paragraph-count="166" meta:word-count="592" meta:character-count="7539" meta:non-whitespace-character-count="7091"/>
  </office:meta>
</office:document-meta>
</file>